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3.5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3.5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 300/CMPSC 300 – Final Project Presentations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Table_20_Contents">Presenter(s) ______________________________________________________________________</text:p>
            <text:p text:style-name="P5">e=excellent, g=good, a=average, f=fair, p=poor</text:p>
          </table:table-cell>
          <table:covered-table-cell/>
        </table:table-row>
        <table:table-row>
          <table:table-cell table:style-name="Table1.A2" office:value-type="string">
            <text:p text:style-name="P3">Content</text:p>
            <text:p text:style-name="P4">Description of project motivations</text:p>
            <text:p text:style-name="P4">Description of approach</text:p>
            <text:p text:style-name="P4">Challenges faced, if any</text:p>
            <text:p text:style-name="P4">Presentation of results</text:p>
            <text:p text:style-name="P4">Interpretation of results in context of project</text:p>
            <text:p text:style-name="P4">Demonstration of project if appropriate </text:p>
            <text:p text:style-name="P4"/>
            <text:p text:style-name="P6">Delivery</text:p>
            <text:p text:style-name="P7">Appropriate rate of speech</text:p>
            <text:p text:style-name="P7">Articulated words clearly</text:p>
            <text:p text:style-name="P7">Overall organization and clarity</text:p>
            <text:p text:style-name="P7">Engaging and enthusiastic delivery</text:p>
            <text:p text:style-name="P7">Quality of the slides</text:p>
            <text:p text:style-name="P7">Adherence to 10-min time limit, including questions</text:p>
            <text:p text:style-name="P7">Effectiveness of response to questions</text:p>
            <text:p text:style-name="P7">Equal participation of group members</text:p>
            <text:p text:style-name="P7"/>
            <text:p text:style-name="P6">Individual Evaluation</text:p>
            <text:p text:style-name="P7">Name: ________________</text:p>
            <text:p text:style-name="P7">Name: ________________</text:p>
            <text:p text:style-name="P7">Name: ________________</text:p>
          </table:table-cell>
          <table:table-cell table:style-name="Table1.B2" office:value-type="string">
            <text:p text:style-name="P4"/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/>
            <text:p text:style-name="P4"/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/>
            <text:p text:style-name="P4"/>
            <text:p text:style-name="P4">Feedback: _________________________________</text:p>
            <text:p text:style-name="P4">Feedback: _________________________________</text:p>
            <text:p text:style-name="P4">Feedback: _________________________________</text:p>
          </table:table-cell>
        </table:table-row>
      </table:table>
      <text:p text:style-name="P1"/>
      <text:p text:style-name="P2"><text:span text:style-name="T1">BIO 300/CMPSC 300 – Final Project Presentations</text:span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Table_20_Contents">Presenter(s) ______________________________________________________________________</text:p>
            <text:p text:style-name="P5">e=excellent, g=good, a=average, f=fair, p=poor</text:p>
          </table:table-cell>
          <table:covered-table-cell/>
        </table:table-row>
        <table:table-row>
          <table:table-cell table:style-name="Table2.A2" office:value-type="string">
            <text:p text:style-name="P3">Content</text:p>
            <text:p text:style-name="P4">Description of project motivations</text:p>
            <text:p text:style-name="P4">Description of approach</text:p>
            <text:p text:style-name="P4">Challenges faced, if any</text:p>
            <text:p text:style-name="P4">Presentation of results</text:p>
            <text:p text:style-name="P4">Interpretation of results in context of project</text:p>
            <text:p text:style-name="P4">Demonstration of project if appropriate </text:p>
            <text:p text:style-name="P4"/>
            <text:p text:style-name="P6">Delivery</text:p>
            <text:p text:style-name="P7">Appropriate rate of speech</text:p>
            <text:p text:style-name="P7">Articulated words clearly</text:p>
            <text:p text:style-name="P7">Overall organization and clarity</text:p>
            <text:p text:style-name="P7">Engaging and enthusiastic delivery</text:p>
            <text:p text:style-name="P7">Quality of the slides</text:p>
            <text:p text:style-name="P7">Adherence to 10-min time limit, including questions</text:p>
            <text:p text:style-name="P7">Effectiveness of response to questions</text:p>
            <text:p text:style-name="P7">Equal participation of group members</text:p>
            <text:p text:style-name="P7"/>
            <text:p text:style-name="P6">Individual Evaluation</text:p>
            <text:p text:style-name="P7">Name: ________________</text:p>
            <text:p text:style-name="P7">Name: ________________</text:p>
            <text:p text:style-name="P7">Name: ________________</text:p>
          </table:table-cell>
          <table:table-cell table:style-name="Table2.B2" office:value-type="string">
            <text:p text:style-name="P4"/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/>
            <text:p text:style-name="P4"/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>e, g, a, f, p _________________________________</text:p>
            <text:p text:style-name="P4"/>
            <text:p text:style-name="P4"/>
            <text:p text:style-name="P4">Feedback: _________________________________</text:p>
            <text:p text:style-name="P4">Feedback: _________________________________</text:p>
            <text:p text:style-name="P4">Feedback: _________________________________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en Webb</meta:initial-creator>
    <meta:creation-date>2016-04-21T15:34:01</meta:creation-date>
    <dc:date>2016-04-29T08:41:18</dc:date>
    <meta:editing-duration>PT38M54S</meta:editing-duration>
    <meta:editing-cycles>12</meta:editing-cycles>
    <meta:generator>OpenOffice/4.1.2$Unix OpenOffice.org_project/412m3$Build-9782</meta:generator>
    <dc:creator>Kristen Webb</dc:creator>
    <meta:document-statistic meta:table-count="2" meta:image-count="0" meta:object-count="0" meta:page-count="2" meta:paragraph-count="80" meta:word-count="352" meta:character-count="3038"/>
  </office:meta>
</office:document-meta>
</file>